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progres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" manifest:full-path="Object 10/Configurations2/statusbar/"/>
  <manifest:file-entry manifest:media-type="application/vnd.sun.xml.ui.configuration" manifest:full-path="Object 10/Configurations2/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Object 11/content.xml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progres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" manifest:full-path="Object 11/Configurations2/statusbar/"/>
  <manifest:file-entry manifest:media-type="application/vnd.sun.xml.ui.configuration" manifest:full-path="Object 11/Configurations2/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12/content.xml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progres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" manifest:full-path="Object 12/Configurations2/statusbar/"/>
  <manifest:file-entry manifest:media-type="application/vnd.sun.xml.ui.configuration" manifest:full-path="Object 12/Configurations2/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Object 13/content.xml"/>
  <manifest:file-entry manifest:media-type="" manifest:full-path="Object 13/Configurations2/progres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" manifest:full-path="Object 13/Configurations2/statusbar/"/>
  <manifest:file-entry manifest:media-type="application/vnd.sun.xml.ui.configuration" manifest:full-path="Object 13/Configurations2/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Object 14/content.xml"/>
  <manifest:file-entry manifest:media-type="" manifest:full-path="Object 14/Configurations2/progres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" manifest:full-path="Object 14/Configurations2/statusbar/"/>
  <manifest:file-entry manifest:media-type="application/vnd.sun.xml.ui.configuration" manifest:full-path="Object 14/Configurations2/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text/xml" manifest:full-path="Object 15/content.xml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progressba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" manifest:full-path="Object 15/Configurations2/statusbar/"/>
  <manifest:file-entry manifest:media-type="application/vnd.sun.xml.ui.configuration" manifest:full-path="Object 15/Configurations2/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text/xml" manifest:full-path="Object 16/content.xml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progressba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" manifest:full-path="Object 16/Configurations2/statusbar/"/>
  <manifest:file-entry manifest:media-type="application/vnd.sun.xml.ui.configuration" manifest:full-path="Object 16/Configurations2/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Object 17/content.xml"/>
  <manifest:file-entry manifest:media-type="" manifest:full-path="Object 17/Configurations2/progressba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" manifest:full-path="Object 17/Configurations2/statusbar/"/>
  <manifest:file-entry manifest:media-type="application/vnd.sun.xml.ui.configuration" manifest:full-path="Object 17/Configurations2/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Object 18/content.xml"/>
  <manifest:file-entry manifest:media-type="" manifest:full-path="Object 18/Configurations2/progressba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" manifest:full-path="Object 18/Configurations2/statusbar/"/>
  <manifest:file-entry manifest:media-type="application/vnd.sun.xml.ui.configuration" manifest:full-path="Object 18/Configurations2/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Object 19/content.xml"/>
  <manifest:file-entry manifest:media-type="" manifest:full-path="Object 19/Configurations2/accelerator/current.xml"/>
  <manifest:file-entry manifest:media-type="" manifest:full-path="Object 19/Configurations2/accelerator/"/>
  <manifest:file-entry manifest:media-type="" manifest:full-path="Object 19/Configurations2/progressba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" manifest:full-path="Object 19/Configurations2/statusbar/"/>
  <manifest:file-entry manifest:media-type="application/vnd.sun.xml.ui.configuration" manifest:full-path="Object 19/Configurations2/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text/xml" manifest:full-path="Object 20/content.xml"/>
  <manifest:file-entry manifest:media-type="" manifest:full-path="Object 20/Configurations2/accelerator/current.xml"/>
  <manifest:file-entry manifest:media-type="" manifest:full-path="Object 20/Configurations2/accelerator/"/>
  <manifest:file-entry manifest:media-type="" manifest:full-path="Object 20/Configurations2/progressba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" manifest:full-path="Object 20/Configurations2/statusbar/"/>
  <manifest:file-entry manifest:media-type="application/vnd.sun.xml.ui.configuration" manifest:full-path="Object 20/Configurations2/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text/xml" manifest:full-path="Object 21/content.xml"/>
  <manifest:file-entry manifest:media-type="" manifest:full-path="Object 21/Configurations2/accelerator/current.xml"/>
  <manifest:file-entry manifest:media-type="" manifest:full-path="Object 21/Configurations2/accelerator/"/>
  <manifest:file-entry manifest:media-type="" manifest:full-path="Object 21/Configurations2/progressba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" manifest:full-path="Object 21/Configurations2/statusbar/"/>
  <manifest:file-entry manifest:media-type="application/vnd.sun.xml.ui.configuration" manifest:full-path="Object 21/Configurations2/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text/xml" manifest:full-path="Object 22/content.xml"/>
  <manifest:file-entry manifest:media-type="" manifest:full-path="Object 22/Configurations2/progressba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" manifest:full-path="Object 22/Configurations2/statusbar/"/>
  <manifest:file-entry manifest:media-type="application/vnd.sun.xml.ui.configuration" manifest:full-path="Object 22/Configurations2/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text/xml" manifest:full-path="Object 23/content.xml"/>
  <manifest:file-entry manifest:media-type="" manifest:full-path="Object 23/Configurations2/progressba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" manifest:full-path="Object 23/Configurations2/statusbar/"/>
  <manifest:file-entry manifest:media-type="application/vnd.sun.xml.ui.configuration" manifest:full-path="Object 23/Configurations2/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text/xml" manifest:full-path="Object 24/content.xml"/>
  <manifest:file-entry manifest:media-type="" manifest:full-path="Object 24/Configurations2/progressba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" manifest:full-path="Object 24/Configurations2/statusbar/"/>
  <manifest:file-entry manifest:media-type="application/vnd.sun.xml.ui.configuration" manifest:full-path="Object 24/Configurations2/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text/xml" manifest:full-path="Object 25/content.xml"/>
  <manifest:file-entry manifest:media-type="" manifest:full-path="Object 25/Configurations2/progressba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" manifest:full-path="Object 25/Configurations2/statusbar/"/>
  <manifest:file-entry manifest:media-type="application/vnd.sun.xml.ui.configuration" manifest:full-path="Object 25/Configurations2/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text/xml" manifest:full-path="Object 26/content.xml"/>
  <manifest:file-entry manifest:media-type="" manifest:full-path="Object 26/Configurations2/progressba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" manifest:full-path="Object 26/Configurations2/statusbar/"/>
  <manifest:file-entry manifest:media-type="application/vnd.sun.xml.ui.configuration" manifest:full-path="Object 26/Configurations2/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text/xml" manifest:full-path="Object 27/content.xml"/>
  <manifest:file-entry manifest:media-type="" manifest:full-path="Object 27/Configurations2/progressbar/"/>
  <manifest:file-entry manifest:media-type="" manifest:full-path="Object 27/Configurations2/floater/"/>
  <manifest:file-entry manifest:media-type="" manifest:full-path="Object 27/Configurations2/popupmenu/"/>
  <manifest:file-entry manifest:media-type="" manifest:full-path="Object 27/Configurations2/menubar/"/>
  <manifest:file-entry manifest:media-type="" manifest:full-path="Object 27/Configurations2/toolbar/"/>
  <manifest:file-entry manifest:media-type="" manifest:full-path="Object 27/Configurations2/images/Bitmaps/"/>
  <manifest:file-entry manifest:media-type="" manifest:full-path="Object 27/Configurations2/images/"/>
  <manifest:file-entry manifest:media-type="" manifest:full-path="Object 27/Configurations2/statusbar/"/>
  <manifest:file-entry manifest:media-type="application/vnd.sun.xml.ui.configuration" manifest:full-path="Object 27/Configurations2/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text/xml" manifest:full-path="Object 28/content.xml"/>
  <manifest:file-entry manifest:media-type="" manifest:full-path="Object 28/Configurations2/progressbar/"/>
  <manifest:file-entry manifest:media-type="" manifest:full-path="Object 28/Configurations2/floater/"/>
  <manifest:file-entry manifest:media-type="" manifest:full-path="Object 28/Configurations2/popupmenu/"/>
  <manifest:file-entry manifest:media-type="" manifest:full-path="Object 28/Configurations2/menubar/"/>
  <manifest:file-entry manifest:media-type="" manifest:full-path="Object 28/Configurations2/toolbar/"/>
  <manifest:file-entry manifest:media-type="" manifest:full-path="Object 28/Configurations2/images/Bitmaps/"/>
  <manifest:file-entry manifest:media-type="" manifest:full-path="Object 28/Configurations2/images/"/>
  <manifest:file-entry manifest:media-type="" manifest:full-path="Object 28/Configurations2/statusbar/"/>
  <manifest:file-entry manifest:media-type="application/vnd.sun.xml.ui.configuration" manifest:full-path="Object 28/Configurations2/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text/xml" manifest:full-path="Object 29/content.xml"/>
  <manifest:file-entry manifest:media-type="" manifest:full-path="Object 29/Configurations2/progressbar/"/>
  <manifest:file-entry manifest:media-type="" manifest:full-path="Object 29/Configurations2/floater/"/>
  <manifest:file-entry manifest:media-type="" manifest:full-path="Object 29/Configurations2/popupmenu/"/>
  <manifest:file-entry manifest:media-type="" manifest:full-path="Object 29/Configurations2/menubar/"/>
  <manifest:file-entry manifest:media-type="" manifest:full-path="Object 29/Configurations2/toolbar/"/>
  <manifest:file-entry manifest:media-type="" manifest:full-path="Object 29/Configurations2/images/Bitmaps/"/>
  <manifest:file-entry manifest:media-type="" manifest:full-path="Object 29/Configurations2/images/"/>
  <manifest:file-entry manifest:media-type="" manifest:full-path="Object 29/Configurations2/statusbar/"/>
  <manifest:file-entry manifest:media-type="application/vnd.sun.xml.ui.configuration" manifest:full-path="Object 29/Configurations2/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text/xml" manifest:full-path="Object 1/content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progres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" manifest:full-path="Object 4/Configurations2/statusbar/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" manifest:full-path="Object 5/Configurations2/progres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" manifest:full-path="Object 5/Configurations2/statusbar/"/>
  <manifest:file-entry manifest:media-type="application/vnd.sun.xml.ui.configuration" manifest:full-path="Object 5/Configurations2/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progres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" manifest:full-path="Object 6/Configurations2/statusbar/"/>
  <manifest:file-entry manifest:media-type="application/vnd.sun.xml.ui.configuration" manifest:full-path="Object 6/Configurations2/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" manifest:full-path="Object 7/Configurations2/progres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" manifest:full-path="Object 7/Configurations2/statusbar/"/>
  <manifest:file-entry manifest:media-type="application/vnd.sun.xml.ui.configuration" manifest:full-path="Object 7/Configurations2/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" manifest:full-path="Object 8/Configurations2/progres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" manifest:full-path="Object 8/Configurations2/statusbar/"/>
  <manifest:file-entry manifest:media-type="application/vnd.sun.xml.ui.configuration" manifest:full-path="Object 8/Configurations2/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9/content.xml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progres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" manifest:full-path="Object 9/Configurations2/statusbar/"/>
  <manifest:file-entry manifest:media-type="application/vnd.sun.xml.ui.configuration" manifest:full-path="Object 9/Configurations2/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Object 30/content.xml"/>
  <manifest:file-entry manifest:media-type="" manifest:full-path="Object 30/Configurations2/progressbar/"/>
  <manifest:file-entry manifest:media-type="" manifest:full-path="Object 30/Configurations2/floater/"/>
  <manifest:file-entry manifest:media-type="" manifest:full-path="Object 30/Configurations2/popupmenu/"/>
  <manifest:file-entry manifest:media-type="" manifest:full-path="Object 30/Configurations2/menubar/"/>
  <manifest:file-entry manifest:media-type="" manifest:full-path="Object 30/Configurations2/toolbar/"/>
  <manifest:file-entry manifest:media-type="" manifest:full-path="Object 30/Configurations2/images/Bitmaps/"/>
  <manifest:file-entry manifest:media-type="" manifest:full-path="Object 30/Configurations2/images/"/>
  <manifest:file-entry manifest:media-type="" manifest:full-path="Object 30/Configurations2/statusbar/"/>
  <manifest:file-entry manifest:media-type="application/vnd.sun.xml.ui.configuration" manifest:full-path="Object 30/Configurations2/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text/xml" manifest:full-path="Object 31/content.xml"/>
  <manifest:file-entry manifest:media-type="" manifest:full-path="Object 31/Configurations2/progressbar/"/>
  <manifest:file-entry manifest:media-type="" manifest:full-path="Object 31/Configurations2/floater/"/>
  <manifest:file-entry manifest:media-type="" manifest:full-path="Object 31/Configurations2/popupmenu/"/>
  <manifest:file-entry manifest:media-type="" manifest:full-path="Object 31/Configurations2/menubar/"/>
  <manifest:file-entry manifest:media-type="" manifest:full-path="Object 31/Configurations2/toolbar/"/>
  <manifest:file-entry manifest:media-type="" manifest:full-path="Object 31/Configurations2/images/Bitmaps/"/>
  <manifest:file-entry manifest:media-type="" manifest:full-path="Object 31/Configurations2/images/"/>
  <manifest:file-entry manifest:media-type="" manifest:full-path="Object 31/Configurations2/statusbar/"/>
  <manifest:file-entry manifest:media-type="application/vnd.sun.xml.ui.configuration" manifest:full-path="Object 31/Configurations2/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text/xml" manifest:full-path="Object 32/content.xml"/>
  <manifest:file-entry manifest:media-type="" manifest:full-path="Object 32/Configurations2/progressbar/"/>
  <manifest:file-entry manifest:media-type="" manifest:full-path="Object 32/Configurations2/floater/"/>
  <manifest:file-entry manifest:media-type="" manifest:full-path="Object 32/Configurations2/popupmenu/"/>
  <manifest:file-entry manifest:media-type="" manifest:full-path="Object 32/Configurations2/menubar/"/>
  <manifest:file-entry manifest:media-type="" manifest:full-path="Object 32/Configurations2/toolbar/"/>
  <manifest:file-entry manifest:media-type="" manifest:full-path="Object 32/Configurations2/images/Bitmaps/"/>
  <manifest:file-entry manifest:media-type="" manifest:full-path="Object 32/Configurations2/images/"/>
  <manifest:file-entry manifest:media-type="" manifest:full-path="Object 32/Configurations2/statusbar/"/>
  <manifest:file-entry manifest:media-type="application/vnd.sun.xml.ui.configuration" manifest:full-path="Object 32/Configurations2/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Object 33/content.xml"/>
  <manifest:file-entry manifest:media-type="" manifest:full-path="Object 33/Configurations2/progressbar/"/>
  <manifest:file-entry manifest:media-type="" manifest:full-path="Object 33/Configurations2/floater/"/>
  <manifest:file-entry manifest:media-type="" manifest:full-path="Object 33/Configurations2/popupmenu/"/>
  <manifest:file-entry manifest:media-type="" manifest:full-path="Object 33/Configurations2/menubar/"/>
  <manifest:file-entry manifest:media-type="" manifest:full-path="Object 33/Configurations2/toolbar/"/>
  <manifest:file-entry manifest:media-type="" manifest:full-path="Object 33/Configurations2/images/Bitmaps/"/>
  <manifest:file-entry manifest:media-type="" manifest:full-path="Object 33/Configurations2/images/"/>
  <manifest:file-entry manifest:media-type="" manifest:full-path="Object 33/Configurations2/statusbar/"/>
  <manifest:file-entry manifest:media-type="application/vnd.sun.xml.ui.configuration" manifest:full-path="Object 33/Configurations2/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text/xml" manifest:full-path="Object 34/content.xml"/>
  <manifest:file-entry manifest:media-type="" manifest:full-path="Object 34/Configurations2/progressbar/"/>
  <manifest:file-entry manifest:media-type="" manifest:full-path="Object 34/Configurations2/floater/"/>
  <manifest:file-entry manifest:media-type="" manifest:full-path="Object 34/Configurations2/popupmenu/"/>
  <manifest:file-entry manifest:media-type="" manifest:full-path="Object 34/Configurations2/menubar/"/>
  <manifest:file-entry manifest:media-type="" manifest:full-path="Object 34/Configurations2/toolbar/"/>
  <manifest:file-entry manifest:media-type="" manifest:full-path="Object 34/Configurations2/images/Bitmaps/"/>
  <manifest:file-entry manifest:media-type="" manifest:full-path="Object 34/Configurations2/images/"/>
  <manifest:file-entry manifest:media-type="" manifest:full-path="Object 34/Configurations2/statusbar/"/>
  <manifest:file-entry manifest:media-type="application/vnd.sun.xml.ui.configuration" manifest:full-path="Object 34/Configurations2/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text/xml" manifest:full-path="Object 35/content.xml"/>
  <manifest:file-entry manifest:media-type="" manifest:full-path="Object 35/Configurations2/progressbar/"/>
  <manifest:file-entry manifest:media-type="" manifest:full-path="Object 35/Configurations2/floater/"/>
  <manifest:file-entry manifest:media-type="" manifest:full-path="Object 35/Configurations2/popupmenu/"/>
  <manifest:file-entry manifest:media-type="" manifest:full-path="Object 35/Configurations2/menubar/"/>
  <manifest:file-entry manifest:media-type="" manifest:full-path="Object 35/Configurations2/toolbar/"/>
  <manifest:file-entry manifest:media-type="" manifest:full-path="Object 35/Configurations2/images/Bitmaps/"/>
  <manifest:file-entry manifest:media-type="" manifest:full-path="Object 35/Configurations2/images/"/>
  <manifest:file-entry manifest:media-type="" manifest:full-path="Object 35/Configurations2/statusbar/"/>
  <manifest:file-entry manifest:media-type="application/vnd.sun.xml.ui.configuration" manifest:full-path="Object 35/Configurations2/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text/xml" manifest:full-path="Object 36/content.xml"/>
  <manifest:file-entry manifest:media-type="" manifest:full-path="Object 36/Configurations2/progressbar/"/>
  <manifest:file-entry manifest:media-type="" manifest:full-path="Object 36/Configurations2/floater/"/>
  <manifest:file-entry manifest:media-type="" manifest:full-path="Object 36/Configurations2/popupmenu/"/>
  <manifest:file-entry manifest:media-type="" manifest:full-path="Object 36/Configurations2/menubar/"/>
  <manifest:file-entry manifest:media-type="" manifest:full-path="Object 36/Configurations2/toolbar/"/>
  <manifest:file-entry manifest:media-type="" manifest:full-path="Object 36/Configurations2/images/Bitmaps/"/>
  <manifest:file-entry manifest:media-type="" manifest:full-path="Object 36/Configurations2/images/"/>
  <manifest:file-entry manifest:media-type="" manifest:full-path="Object 36/Configurations2/statusbar/"/>
  <manifest:file-entry manifest:media-type="application/vnd.sun.xml.ui.configuration" manifest:full-path="Object 36/Configurations2/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text/xml" manifest:full-path="Object 37/content.xml"/>
  <manifest:file-entry manifest:media-type="" manifest:full-path="Object 37/Configurations2/progressbar/"/>
  <manifest:file-entry manifest:media-type="" manifest:full-path="Object 37/Configurations2/floater/"/>
  <manifest:file-entry manifest:media-type="" manifest:full-path="Object 37/Configurations2/popupmenu/"/>
  <manifest:file-entry manifest:media-type="" manifest:full-path="Object 37/Configurations2/menubar/"/>
  <manifest:file-entry manifest:media-type="" manifest:full-path="Object 37/Configurations2/toolbar/"/>
  <manifest:file-entry manifest:media-type="" manifest:full-path="Object 37/Configurations2/images/Bitmaps/"/>
  <manifest:file-entry manifest:media-type="" manifest:full-path="Object 37/Configurations2/images/"/>
  <manifest:file-entry manifest:media-type="" manifest:full-path="Object 37/Configurations2/statusbar/"/>
  <manifest:file-entry manifest:media-type="application/vnd.sun.xml.ui.configuration" manifest:full-path="Object 37/Configurations2/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text/xml" manifest:full-path="Object 38/content.xml"/>
  <manifest:file-entry manifest:media-type="" manifest:full-path="Object 38/Configurations2/accelerator/current.xml"/>
  <manifest:file-entry manifest:media-type="" manifest:full-path="Object 38/Configurations2/accelerator/"/>
  <manifest:file-entry manifest:media-type="" manifest:full-path="Object 38/Configurations2/progressbar/"/>
  <manifest:file-entry manifest:media-type="" manifest:full-path="Object 38/Configurations2/floater/"/>
  <manifest:file-entry manifest:media-type="" manifest:full-path="Object 38/Configurations2/popupmenu/"/>
  <manifest:file-entry manifest:media-type="" manifest:full-path="Object 38/Configurations2/menubar/"/>
  <manifest:file-entry manifest:media-type="" manifest:full-path="Object 38/Configurations2/toolbar/"/>
  <manifest:file-entry manifest:media-type="" manifest:full-path="Object 38/Configurations2/images/Bitmaps/"/>
  <manifest:file-entry manifest:media-type="" manifest:full-path="Object 38/Configurations2/images/"/>
  <manifest:file-entry manifest:media-type="" manifest:full-path="Object 38/Configurations2/statusbar/"/>
  <manifest:file-entry manifest:media-type="application/vnd.sun.xml.ui.configuration" manifest:full-path="Object 38/Configurations2/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marker-start="Symmetric_20_Arrow" draw:marker-start-width="0.2cm" draw:textarea-horizontal-align="center" draw:textarea-vertical-align="middle"/>
    </style:style>
    <style:style style:name="gr3" style:family="graphic" style:parent-style-name="standard">
      <style:graphic-properties draw:ole-draw-aspect="1" style:protect="size"/>
    </style:style>
    <style:style style:name="gr4" style:family="graphic" style:parent-style-name="standard">
      <style:graphic-properties draw:marker-end="Symmetric_20_Arrow" draw:marker-end-width="0.2cm" draw:textarea-horizontal-align="center" draw:textarea-vertical-align="middle"/>
    </style:style>
    <style:style style:name="gr5" style:family="graphic" style:parent-style-name="standard">
      <style:graphic-properties draw:marker-start="Symmetric_20_Arrow" draw:marker-start-width="0.2cm" draw:marker-end="" draw:marker-end-width="0.3cm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custom-shape draw:style-name="gr1" draw:text-style-name="P1" draw:id="id1" draw:layer="layout" svg:width="1.075cm" svg:height="1.016cm" svg:x="10cm" svg:y="3.5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connector draw:style-name="gr2" draw:text-style-name="P1" draw:layer="layout" svg:x1="10cm" svg:y1="4.007cm" svg:x2="4.944cm" svg:y2="4cm" draw:start-shape="id1" draw:start-glue-point="6" svg:d="m10000 4007h-2778v-7h-2278">
          <text:p/>
        </draw:connector>
        <draw:frame draw:style-name="gr3" draw:layer="layout" svg:width="0.824cm" svg:height="0.561cm" svg:x="7.176cm" svg:y="4.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1" draw:text-style-name="P1" draw:id="id2" draw:layer="layout" svg:width="1cm" svg:height="0.5cm" svg:x="7cm" svg:y="4.52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7.499cm" svg:y1="4.528cm" svg:x2="7.499cm" svg:y2="4.005cm" draw:start-shape="id2" draw:start-glue-point="4" svg:d="m7499 4528v-523">
          <text:p/>
        </draw:connector>
        <draw:frame draw:style-name="gr3" draw:layer="layout" svg:width="0.824cm" svg:height="0.561cm" svg:x="7.176cm" svg:y="5.69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1" draw:text-style-name="P1" draw:id="id3" draw:layer="layout" svg:width="1cm" svg:height="0.5cm" svg:x="7cm" svg:y="5.72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7.499cm" svg:y1="5.723cm" svg:x2="7.499cm" svg:y2="5.028cm" draw:start-shape="id3" draw:start-glue-point="4" draw:end-shape="id2" draw:end-glue-point="6" svg:d="m7499 5723v-695">
          <text:p/>
        </draw:connector>
        <draw:frame draw:style-name="gr3" draw:layer="layout" svg:width="0.43cm" svg:height="0.515cm" svg:x="8.555cm" svg:y="4.523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1" draw:text-style-name="P1" draw:id="id4" draw:layer="layout" svg:width="0.58cm" svg:height="0.541cm" svg:x="8.5cm" svg:y="4.51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" draw:text-style-name="P1" draw:layer="layout" svg:x1="8.5cm" svg:y1="4.78cm" svg:x2="8cm" svg:y2="4.777cm" draw:start-shape="id4" draw:start-glue-point="6" draw:end-shape="id2" draw:end-glue-point="7" svg:d="m8500 4780h-249v-3h-251">
          <text:p/>
        </draw:connector>
        <draw:frame draw:style-name="gr3" draw:layer="layout" svg:width="0.763cm" svg:height="0.515cm" svg:x="8.373cm" svg:y="5.728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connector draw:style-name="gr2" draw:text-style-name="P1" draw:layer="layout" svg:x1="8.5cm" svg:y1="5.97cm" svg:x2="8cm" svg:y2="5.972cm" draw:end-shape="id3" draw:end-glue-point="7" svg:d="m8500 5970h1v2h-501">
          <text:p/>
        </draw:connector>
        <draw:custom-shape draw:style-name="gr1" draw:text-style-name="P1" draw:id="id8" draw:layer="layout" svg:width="0.58cm" svg:height="0.541cm" svg:x="8.5cm" svg:y="5.711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" draw:text-style-name="P1" draw:layer="layout" svg:x1="11.075cm" svg:y1="4.007cm" svg:x2="15.788cm" svg:y2="4.007cm" draw:start-shape="id1" draw:start-glue-point="10" svg:d="m11075 4007h4713">
          <text:p/>
        </draw:connector>
        <draw:frame draw:style-name="gr3" draw:layer="layout" svg:width="0.824cm" svg:height="0.561cm" svg:x="13.176cm" svg:y="4.501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1" draw:text-style-name="P1" draw:id="id5" draw:layer="layout" svg:width="1cm" svg:height="0.5cm" svg:x="13cm" svg:y="4.52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3.499cm" svg:y1="4.529cm" svg:x2="13.499cm" svg:y2="4.006cm" draw:start-shape="id5" draw:start-glue-point="4" svg:d="m13499 4529v-523">
          <text:p/>
        </draw:connector>
        <draw:frame draw:style-name="gr3" draw:layer="layout" svg:width="0.824cm" svg:height="0.561cm" svg:x="13.176cm" svg:y="5.696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custom-shape draw:style-name="gr1" draw:text-style-name="P1" draw:id="id6" draw:layer="layout" svg:width="1cm" svg:height="0.5cm" svg:x="13cm" svg:y="5.72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3.499cm" svg:y1="5.724cm" svg:x2="13.499cm" svg:y2="5.029cm" draw:start-shape="id6" draw:start-glue-point="4" draw:end-shape="id5" draw:end-glue-point="6" svg:d="m13499 5724v-695">
          <text:p/>
        </draw:connector>
        <draw:frame draw:style-name="gr3" draw:layer="layout" svg:width="1.076cm" svg:height="0.515cm" svg:x="11.503cm" svg:y="4.555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custom-shape draw:style-name="gr1" draw:text-style-name="P1" draw:id="id7" draw:layer="layout" svg:width="0.58cm" svg:height="0.541cm" svg:x="11.9cm" svg:y="4.51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draw:layer="layout" svg:width="0.58cm" svg:height="0.541cm" svg:x="11.9cm" svg:y="5.711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3" draw:layer="layout" svg:width="0.763cm" svg:height="0.515cm" svg:x="11.774cm" svg:y="5.729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connector draw:style-name="gr4" draw:text-style-name="P1" draw:layer="layout" svg:x1="13cm" svg:y1="4.778cm" svg:x2="12.48cm" svg:y2="4.78cm" draw:start-shape="id5" draw:start-glue-point="5" draw:end-shape="id7" draw:end-glue-point="10" svg:d="m13000 4778h-260v2h-260">
          <text:p/>
        </draw:connector>
        <draw:connector draw:style-name="gr4" draw:text-style-name="P1" draw:layer="layout" svg:x1="13cm" svg:y1="5.978cm" svg:x2="12.48cm" svg:y2="5.98cm" svg:d="m13000 5978h-260v2h-260">
          <text:p/>
        </draw:connector>
        <draw:frame draw:style-name="gr3" draw:layer="layout" svg:width="1.021cm" svg:height="0.507cm" svg:x="5.476cm" svg:y="3.401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layer="layout" svg:width="1.021cm" svg:height="0.507cm" svg:x="14.477cm" svg:y="3.402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connector draw:style-name="gr4" draw:text-style-name="P1" draw:layer="layout" svg:x1="9.08cm" svg:y1="5.981cm" svg:x2="10.551cm" svg:y2="5.983cm" draw:start-shape="id8" draw:start-glue-point="10" svg:d="m9080 5981h986v2h485">
          <text:p/>
        </draw:connector>
        <draw:connector draw:style-name="gr2" draw:text-style-name="P1" draw:layer="layout" svg:x1="10.537cm" svg:y1="4.516cm" svg:x2="10.54cm" svg:y2="6.267cm" draw:start-shape="id1" draw:start-glue-point="8" svg:d="m10537 4516v1126h3v625">
          <text:p/>
        </draw:connector>
        <draw:connector draw:style-name="gr4" draw:text-style-name="P1" draw:id="id9" draw:layer="layout" svg:x1="9.081cm" svg:y1="4.781cm" svg:x2="10.552cm" svg:y2="4.783cm" svg:d="m9081 4781h986v2h485">
          <text:p/>
        </draw:connector>
        <draw:connector draw:style-name="gr4" draw:text-style-name="P1" draw:layer="layout" svg:x1="11.9cm" svg:y1="4.78cm" svg:x2="10.552cm" svg:y2="4.783cm" draw:start-shape="id7" draw:start-glue-point="6" draw:end-shape="id9" draw:end-glue-point="3" svg:d="m11900 4780h-561v3h-787">
          <text:p/>
        </draw:connector>
        <draw:connector draw:style-name="gr4" draw:text-style-name="P1" draw:layer="layout" svg:x1="11.9cm" svg:y1="5.981cm" svg:x2="10.552cm" svg:y2="5.984cm" svg:d="m11900 5981h-561v3h-787">
          <text:p/>
        </draw:connector>
        <draw:custom-shape draw:style-name="gr1" draw:text-style-name="P1" draw:id="id13" draw:layer="layout" svg:width="1.075cm" svg:height="1.016cm" svg:x="10cm" svg:y="8.4cm">
          <text:p/>
          <draw:enhanced-geometry svg:viewBox="0 0 21600 21600" draw:glue-points="10800 0 3163 3163 0 10800 3163 18437 10800 21600 18437 18437 21600 10800 18437 3163" draw:text-areas="3100 3100 18500 18500" draw:type="flowchart-or" draw:enhanced-path="U 10800 10800 10800 10800 0 360 Z N M 0 10800 L 21600 10800 N M 10800 0 L 10800 21600 N"/>
        </draw:custom-shape>
        <draw:frame draw:style-name="gr3" draw:layer="layout" svg:width="0.824cm" svg:height="0.561cm" svg:x="7.176cm" svg:y="9.4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custom-shape draw:style-name="gr1" draw:text-style-name="P1" draw:id="id10" draw:layer="layout" svg:width="1cm" svg:height="0.5cm" svg:x="7cm" svg:y="9.42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7.499cm" svg:y1="9.428cm" svg:x2="7.499cm" svg:y2="8.905cm" draw:start-shape="id10" draw:start-glue-point="4" svg:d="m7499 9428v-523">
          <text:p/>
        </draw:connector>
        <draw:frame draw:style-name="gr3" draw:layer="layout" svg:width="0.824cm" svg:height="0.561cm" svg:x="7.176cm" svg:y="10.595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custom-shape draw:style-name="gr1" draw:text-style-name="P1" draw:id="id11" draw:layer="layout" svg:width="1cm" svg:height="0.5cm" svg:x="7cm" svg:y="10.62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7.499cm" svg:y1="10.623cm" svg:x2="7.499cm" svg:y2="9.928cm" draw:start-shape="id11" draw:start-glue-point="4" draw:end-shape="id10" draw:end-glue-point="6" svg:d="m7499 10623v-695">
          <text:p/>
        </draw:connector>
        <draw:frame draw:style-name="gr3" draw:layer="layout" svg:width="0.982cm" svg:height="0.507cm" svg:x="8.51cm" svg:y="9.378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custom-shape draw:style-name="gr1" draw:text-style-name="P1" draw:id="id12" draw:layer="layout" svg:width="1cm" svg:height="0.541cm" svg:x="8.5cm" svg:y="9.41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2" draw:text-style-name="P1" draw:layer="layout" svg:x1="8.5cm" svg:y1="9.68cm" svg:x2="8cm" svg:y2="9.677cm" draw:start-shape="id12" draw:start-glue-point="6" draw:end-shape="id10" draw:end-glue-point="7" svg:d="m8500 9680h-249v-3h-251">
          <text:p/>
        </draw:connector>
        <draw:frame draw:style-name="gr3" draw:layer="layout" svg:width="0.982cm" svg:height="0.507cm" svg:x="8.517cm" svg:y="10.573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onnector draw:style-name="gr2" draw:text-style-name="P1" draw:layer="layout" svg:x1="8.5cm" svg:y1="10.87cm" svg:x2="8cm" svg:y2="10.872cm" draw:end-shape="id11" draw:end-glue-point="7" svg:d="m8500 10870h1v2h-501">
          <text:p/>
        </draw:connector>
        <draw:custom-shape draw:style-name="gr1" draw:text-style-name="P1" draw:id="id18" draw:layer="layout" svg:width="1cm" svg:height="0.541cm" svg:x="8.5cm" svg:y="10.611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" draw:text-style-name="P1" draw:layer="layout" svg:x1="11.075cm" svg:y1="8.907cm" svg:x2="15.788cm" svg:y2="8.907cm" draw:start-shape="id13" draw:start-glue-point="10" svg:d="m11075 8907h4713">
          <text:p/>
        </draw:connector>
        <draw:frame draw:style-name="gr3" draw:layer="layout" svg:width="0.824cm" svg:height="0.561cm" svg:x="13.576cm" svg:y="9.41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custom-shape draw:style-name="gr1" draw:text-style-name="P1" draw:id="id14" draw:layer="layout" svg:width="1cm" svg:height="0.5cm" svg:x="13.4cm" svg:y="9.43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3.899cm" svg:y1="9.438cm" svg:x2="13.899cm" svg:y2="8.906cm" draw:start-shape="id14" draw:start-glue-point="4" svg:d="m13899 9438v-532">
          <text:p/>
        </draw:connector>
        <draw:frame draw:style-name="gr3" draw:layer="layout" svg:width="0.824cm" svg:height="0.561cm" svg:x="13.576cm" svg:y="10.605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custom-shape draw:style-name="gr1" draw:text-style-name="P1" draw:id="id15" draw:layer="layout" svg:width="1cm" svg:height="0.5cm" svg:x="13.4cm" svg:y="10.63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3.899cm" svg:y1="10.633cm" svg:x2="13.899cm" svg:y2="9.938cm" draw:start-shape="id15" draw:start-glue-point="4" draw:end-shape="id14" draw:end-glue-point="6" svg:d="m13899 10633v-695">
          <text:p/>
        </draw:connector>
        <draw:frame draw:style-name="gr3" draw:layer="layout" svg:width="0.982cm" svg:height="0.507cm" svg:x="11.976cm" svg:y="9.382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custom-shape draw:style-name="gr1" draw:text-style-name="P1" draw:id="id16" draw:layer="layout" svg:width="1.1cm" svg:height="0.541cm" svg:x="11.9cm" svg:y="9.41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1" draw:id="id17" draw:layer="layout" svg:width="1.1cm" svg:height="0.541cm" svg:x="11.9cm" svg:y="10.611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3" draw:layer="layout" svg:width="1.217cm" svg:height="0.507cm" svg:x="11.827cm" svg:y="10.564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connector draw:style-name="gr4" draw:text-style-name="P1" draw:layer="layout" svg:x1="13.4cm" svg:y1="9.687cm" svg:x2="13cm" svg:y2="9.68cm" draw:start-shape="id14" draw:start-glue-point="5" draw:end-shape="id16" draw:end-glue-point="10" svg:d="m13400 9687h-200v-7h-200">
          <text:p/>
        </draw:connector>
        <draw:connector draw:style-name="gr4" draw:text-style-name="P1" draw:layer="layout" svg:x1="13.4cm" svg:y1="10.882cm" svg:x2="13cm" svg:y2="10.881cm" draw:start-shape="id15" draw:start-glue-point="5" draw:end-shape="id17" draw:end-glue-point="10" svg:d="m13400 10882h-200v-1h-200">
          <text:p/>
        </draw:connector>
        <draw:frame draw:style-name="gr3" draw:layer="layout" svg:width="1.021cm" svg:height="0.507cm" svg:x="5.476cm" svg:y="8.313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3" draw:layer="layout" svg:width="1.021cm" svg:height="0.507cm" svg:x="14.477cm" svg:y="8.302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connector draw:style-name="gr4" draw:text-style-name="P1" draw:layer="layout" svg:x1="9.5cm" svg:y1="10.881cm" svg:x2="10.551cm" svg:y2="10.883cm" draw:start-shape="id18" draw:start-glue-point="10" svg:d="m9500 10881h776v2h275">
          <text:p/>
        </draw:connector>
        <draw:connector draw:style-name="gr2" draw:text-style-name="P1" draw:layer="layout" svg:x1="10.537cm" svg:y1="9.416cm" svg:x2="10.54cm" svg:y2="11.167cm" draw:start-shape="id13" draw:start-glue-point="8" svg:d="m10537 9416v1126h3v625">
          <text:p/>
        </draw:connector>
        <draw:connector draw:style-name="gr4" draw:text-style-name="P1" draw:id="id19" draw:layer="layout" svg:x1="9.5cm" svg:y1="9.68cm" svg:x2="10.552cm" svg:y2="9.683cm" draw:start-shape="id12" draw:start-glue-point="10" svg:d="m9500 9680h776v3h276">
          <text:p/>
        </draw:connector>
        <draw:connector draw:style-name="gr4" draw:text-style-name="P1" draw:layer="layout" svg:x1="11.9cm" svg:y1="9.68cm" svg:x2="10.552cm" svg:y2="9.683cm" draw:start-shape="id16" draw:start-glue-point="6" draw:end-shape="id19" draw:end-glue-point="3" svg:d="m11900 9680h-561v3h-787">
          <text:p/>
        </draw:connector>
        <draw:connector draw:style-name="gr4" draw:text-style-name="P1" draw:layer="layout" svg:x1="11.9cm" svg:y1="10.881cm" svg:x2="10.552cm" svg:y2="10.884cm" svg:d="m11900 10881h-674v3h-674">
          <text:p/>
        </draw:connector>
        <draw:connector draw:style-name="gr2" draw:text-style-name="P1" draw:layer="layout" svg:x1="8.5cm" svg:y1="8.911cm" svg:x2="4.944cm" svg:y2="8.913cm" draw:start-shape="id20" draw:start-glue-point="6" svg:d="m8500 8911h-2028v2h-1528">
          <text:p/>
        </draw:connector>
        <draw:frame draw:style-name="gr3" draw:layer="layout" svg:width="0.982cm" svg:height="0.507cm" svg:x="8.51cm" svg:y="8.6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custom-shape draw:style-name="gr1" draw:text-style-name="P1" draw:id="id20" draw:layer="layout" svg:width="1cm" svg:height="0.541cm" svg:x="8.5cm" svg:y="8.641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" draw:text-style-name="P1" draw:layer="layout" svg:x1="9.5cm" svg:y1="8.911cm" svg:x2="10cm" svg:y2="8.907cm" draw:start-shape="id20" draw:start-glue-point="10" draw:end-shape="id13" draw:end-glue-point="6" svg:d="m9500 8911h250v-4h250">
          <text:p/>
        </draw:connector>
        <draw:frame draw:style-name="gr3" draw:layer="layout" svg:width="1.17cm" svg:height="0.507cm" svg:x="5.2cm" svg:y="13.493cm"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custom-shape draw:style-name="gr1" draw:text-style-name="P1" draw:id="id21" draw:layer="layout" svg:width="1.5cm" svg:height="0.5cm" svg:x="5.038cm" svg:y="13.5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frame draw:style-name="gr3" draw:layer="layout" svg:width="1.471cm" svg:height="0.507cm" svg:x="5.036cm" svg:y="14.512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custom-shape draw:style-name="gr1" draw:text-style-name="P1" draw:id="id22" draw:layer="layout" svg:width="2cm" svg:height="0.5cm" svg:x="4.79cm" svg:y="14.53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draw:line-skew="0.232cm" svg:x1="5.787cm" svg:y1="14cm" svg:x2="5.789cm" svg:y2="14.536cm" draw:start-shape="id21" draw:start-glue-point="8" draw:end-shape="id22" draw:end-glue-point="4" svg:d="m5787 14000v500h2v36">
          <text:p/>
        </draw:connector>
        <draw:frame draw:style-name="gr3" draw:layer="layout" svg:width="1.53cm" svg:height="0.515cm" svg:x="4.981cm" svg:y="15.393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custom-shape draw:style-name="gr1" draw:text-style-name="P1" draw:id="id23" draw:layer="layout" svg:width="2.5cm" svg:height="0.5cm" svg:x="4.544cm" svg:y="15.38cm">
          <text:p/>
          <draw:enhanced-geometry svg:viewBox="0 0 21600 21600" draw:mirror-horizontal="true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" draw:text-style-name="P1" draw:id="id24" draw:layer="layout" svg:width="2cm" svg:height="0.5cm" svg:x="4.79cm" svg:y="16.224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3" draw:layer="layout" svg:width="1.643cm" svg:height="0.515cm" svg:x="4.973cm" svg:y="16.205cm"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custom-shape draw:style-name="gr1" draw:text-style-name="P1" draw:id="id25" draw:layer="layout" svg:width="4cm" svg:height="0.5cm" svg:x="3.794cm" svg:y="17.06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layer="layout" svg:width="3.637cm" svg:height="0.515cm" svg:x="3.971cm" svg:y="17.052cm"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connector draw:style-name="gr4" draw:text-style-name="P1" draw:layer="layout" svg:x1="5.789cm" svg:y1="15.036cm" svg:x2="5.793cm" svg:y2="15.38cm" draw:start-shape="id22" draw:start-glue-point="6" draw:end-shape="id23" draw:end-glue-point="4" svg:d="m5789 15036v173h4v171">
          <text:p/>
        </draw:connector>
        <draw:connector draw:style-name="gr4" draw:text-style-name="P1" draw:layer="layout" svg:x1="5.793cm" svg:y1="15.88cm" svg:x2="5.789cm" svg:y2="16.224cm" draw:start-shape="id23" draw:start-glue-point="6" draw:end-shape="id24" draw:end-glue-point="4" svg:d="m5793 15880v173h-4v171">
          <text:p/>
        </draw:connector>
        <draw:connector draw:style-name="gr4" draw:text-style-name="P1" draw:layer="layout" svg:x1="5.789cm" svg:y1="16.724cm" svg:x2="5.793cm" svg:y2="17.061cm" draw:start-shape="id24" draw:start-glue-point="6" draw:end-shape="id25" draw:end-glue-point="4" svg:d="m5789 16724v169h4v168">
          <text:p/>
        </draw:connector>
        <draw:connector draw:style-name="gr4" draw:text-style-name="P1" draw:layer="layout" svg:x1="5.793cm" svg:y1="17.561cm" svg:x2="4.544cm" svg:y2="15.629cm" draw:start-shape="id25" draw:start-glue-point="6" draw:end-shape="id23" draw:end-glue-point="5" svg:d="m5793 17561v501h-2499v-2433h1250">
          <text:p/>
        </draw:connector>
        <draw:connector draw:style-name="gr5" draw:text-style-name="P1" draw:layer="layout" draw:line-skew="1.069cm 0.456cm" svg:x1="5.793cm" svg:y1="18.481cm" svg:x2="7.044cm" svg:y2="15.629cm" draw:start-shape="id26" draw:start-glue-point="4" draw:end-shape="id23" draw:end-glue-point="7" svg:d="m5793 18481v-231h2207v-2621h-956">
          <text:p/>
        </draw:connector>
        <draw:frame draw:style-name="gr3" draw:layer="layout" svg:width="1.551cm" svg:height="0.515cm" svg:x="4.981cm" svg:y="18.494cm"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custom-shape draw:style-name="gr1" draw:text-style-name="P1" draw:id="id26" draw:layer="layout" svg:width="2.5cm" svg:height="0.5cm" svg:x="4.544cm" svg:y="18.481cm">
          <text:p/>
          <draw:enhanced-geometry svg:viewBox="0 0 21600 21600" draw:mirror-horizontal="true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" draw:text-style-name="P1" draw:id="id27" draw:layer="layout" svg:width="8cm" svg:height="0.5cm" svg:x="1.787cm" svg:y="19.325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3" draw:layer="layout" svg:width="7.329cm" svg:height="0.515cm" svg:x="2.26cm" svg:y="19.306cm"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connector draw:style-name="gr4" draw:text-style-name="P1" draw:layer="layout" svg:x1="5.793cm" svg:y1="18.981cm" svg:x2="5.786cm" svg:y2="19.325cm" draw:start-shape="id26" draw:start-glue-point="6" draw:end-shape="id27" draw:end-glue-point="4" svg:d="m5793 18981v173h-7v171">
          <text:p/>
        </draw:connector>
        <draw:frame draw:style-name="gr3" draw:layer="layout" svg:width="1.534cm" svg:height="0.515cm" svg:x="4.981cm" svg:y="20.794cm"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custom-shape draw:style-name="gr1" draw:text-style-name="P1" draw:id="id28" draw:layer="layout" svg:width="2.5cm" svg:height="0.5cm" svg:x="4.544cm" svg:y="20.781cm">
          <text:p/>
          <draw:enhanced-geometry svg:viewBox="0 0 21600 21600" draw:mirror-horizontal="true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" draw:text-style-name="P1" draw:id="id29" draw:layer="layout" svg:width="8cm" svg:height="0.5cm" svg:x="1.787cm" svg:y="21.625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3" draw:layer="layout" svg:width="7.371cm" svg:height="0.515cm" svg:x="2.26cm" svg:y="21.606cm"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connector draw:style-name="gr4" draw:text-style-name="P1" draw:layer="layout" svg:x1="5.793cm" svg:y1="21.281cm" svg:x2="5.786cm" svg:y2="21.625cm" draw:start-shape="id28" draw:start-glue-point="6" draw:end-shape="id29" draw:end-glue-point="4" svg:d="m5793 21281v173h-7v171">
          <text:p/>
        </draw:connector>
        <draw:connector draw:style-name="gr4" draw:text-style-name="P1" draw:layer="layout" svg:x1="5.786cm" svg:y1="19.825cm" svg:x2="4.544cm" svg:y2="18.73cm" draw:start-shape="id27" draw:start-glue-point="6" draw:end-shape="id26" draw:end-glue-point="5" svg:d="m5786 19825v501h-4499v-1596h3257">
          <text:p/>
        </draw:connector>
        <draw:connector draw:style-name="gr4" draw:text-style-name="P1" draw:layer="layout" draw:line-skew="2.456cm 0.618cm" svg:x1="7.044cm" svg:y1="18.73cm" svg:x2="5.793cm" svg:y2="20.781cm" draw:start-shape="id26" draw:start-glue-point="7" draw:end-shape="id28" draw:end-glue-point="4" svg:d="m7044 18730h2956v1770h-4207v281">
          <text:p/>
        </draw:connector>
        <draw:frame draw:style-name="gr3" draw:layer="layout" svg:width="0.735cm" svg:height="0.507cm" svg:x="5.4cm" svg:y="22.494cm"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custom-shape draw:style-name="gr1" draw:text-style-name="P1" draw:id="id30" draw:layer="layout" svg:width="1.5cm" svg:height="0.5cm" svg:x="5.038cm" svg:y="22.50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" draw:text-style-name="P1" draw:layer="layout" svg:x1="5.786cm" svg:y1="22.125cm" svg:x2="5.787cm" svg:y2="22.501cm" draw:start-shape="id29" draw:start-glue-point="6" draw:end-shape="id30" draw:end-glue-point="4" svg:d="m5786 22125v189h1v187">
          <text:p/>
        </draw:connector>
        <draw:frame draw:style-name="gr3" draw:layer="layout" svg:width="1.631cm" svg:height="0.507cm" svg:x="14.236cm" svg:y="14.412cm"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custom-shape draw:style-name="gr1" draw:text-style-name="P1" draw:id="id31" draw:layer="layout" svg:width="2cm" svg:height="0.5cm" svg:x="13.99cm" svg:y="14.43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layer="layout" svg:width="1.916cm" svg:height="1.086cm" svg:x="14.024cm" svg:y="15.575cm"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custom-shape draw:style-name="gr1" draw:text-style-name="P1" draw:id="id32" draw:layer="layout" svg:width="2.01cm" svg:height="1.224cm" svg:x="13.99cm" svg:y="15.5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id="id33" draw:layer="layout" svg:width="2cm" svg:height="0.5cm" svg:x="14cm" svg:y="17.06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layer="layout" svg:width="1.649cm" svg:height="0.515cm" svg:x="14cm" svg:y="16.985cm"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connector draw:style-name="gr4" draw:text-style-name="P1" draw:layer="layout" svg:x1="14.989cm" svg:y1="14.936cm" svg:x2="14.994cm" svg:y2="15.5cm" draw:start-shape="id31" draw:start-glue-point="6" draw:end-shape="id32" draw:end-glue-point="4" svg:d="m14989 14936v283h5v281">
          <text:p/>
        </draw:connector>
        <draw:connector draw:style-name="gr4" draw:text-style-name="P1" draw:layer="layout" svg:x1="14.994cm" svg:y1="16.724cm" svg:x2="14.999cm" svg:y2="17.061cm" draw:start-shape="id32" draw:start-glue-point="6" draw:end-shape="id33" draw:end-glue-point="4" svg:d="m14994 16724v169h5v168">
          <text:p/>
        </draw:connector>
        <draw:custom-shape draw:style-name="gr1" draw:text-style-name="P1" draw:id="id36" draw:layer="layout" svg:width="6.5cm" svg:height="1.175cm" svg:x="11.772cm" svg:y="19.025cm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3" draw:layer="layout" svg:width="6.075cm" svg:height="1.078cm" svg:x="11.972cm" svg:y="19.119cm"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custom-shape draw:style-name="gr1" draw:text-style-name="P1" draw:id="id34" draw:layer="layout" svg:width="4cm" svg:height="0.5cm" svg:x="13cm" svg:y="17.96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id="id35" draw:layer="layout" svg:width="3.57cm" svg:height="0.507cm" svg:x="13.234cm" svg:y="17.976cm"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connector draw:style-name="gr2" draw:text-style-name="P1" draw:layer="layout" svg:x1="14.999cm" svg:y1="17.961cm" svg:x2="14.999cm" svg:y2="17.561cm" draw:start-shape="id34" draw:start-glue-point="4" draw:end-shape="id33" draw:end-glue-point="6" svg:d="m14999 17961v-400">
          <text:p/>
        </draw:connector>
        <draw:frame draw:style-name="gr3" draw:layer="layout" svg:width="1.013cm" svg:height="0.507cm" svg:x="14.478cm" svg:y="20.909cm"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custom-shape draw:style-name="gr1" draw:text-style-name="P1" draw:id="id37" draw:layer="layout" svg:width="1.5cm" svg:height="1cm" svg:x="14.272cm" svg:y="20.7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3" draw:layer="layout" svg:width="1.012cm" svg:height="0.507cm" svg:x="14.581cm" svg:y="22.212cm"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custom-shape draw:style-name="gr1" draw:text-style-name="P1" draw:id="id38" draw:layer="layout" svg:width="2cm" svg:height="0.5cm" svg:x="14.035cm" svg:y="22.23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draw:line-skew="-0.254cm" svg:x1="15.019cm" svg:y1="18.483cm" svg:x2="15.021cm" svg:y2="19.025cm" draw:start-shape="id35" draw:start-glue-point="2" draw:end-shape="id36" draw:end-glue-point="4" svg:d="m15019 18483v17h2v525">
          <text:p/>
        </draw:connector>
        <draw:connector draw:style-name="gr4" draw:text-style-name="P1" draw:layer="layout" svg:x1="15.021cm" svg:y1="20.2cm" svg:x2="15.021cm" svg:y2="20.7cm" draw:start-shape="id36" draw:start-glue-point="6" draw:end-shape="id37" draw:end-glue-point="4" svg:d="m15021 20200v500">
          <text:p/>
        </draw:connector>
        <draw:connector draw:style-name="gr4" draw:text-style-name="P1" draw:layer="layout" svg:x1="15.021cm" svg:y1="21.7cm" svg:x2="15.034cm" svg:y2="22.236cm" draw:start-shape="id37" draw:start-glue-point="6" draw:end-shape="id38" draw:end-glue-point="4" svg:d="m15021 21700v269h13v267">
          <text:p/>
        </draw:connector>
        <draw:connector draw:style-name="gr4" draw:text-style-name="P1" draw:layer="layout" svg:x1="14.272cm" svg:y1="21.199cm" svg:x2="11.772cm" svg:y2="19.612cm" draw:start-shape="id37" draw:start-glue-point="5" draw:end-shape="id36" draw:end-glue-point="5" svg:d="m14272 21199h-3000v-1587h5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1-09T18:33:54</meta:creation-date>
    <dc:date>2009-11-12T06:09:43</dc:date>
    <meta:editing-duration>PT01H36M57S</meta:editing-duration>
    <meta:editing-cycles>6</meta:editing-cycles>
    <meta:generator>OpenOffice.org/3.0$Unix OpenOffice.org_project/300m15$Build-9379</meta:generator>
    <meta:document-statistic meta:object-count="123"/>
    <meta:user-defined meta:name="Información 1"/>
    <meta:user-defined meta:name="Información 2"/>
    <meta:user-defined meta:name="Información 3"/>
    <meta:user-defined meta:name="Información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sup>
      <math:mi>Z</math:mi>
      <math:mrow>
        <math:mo math:stretchy="false">−</math:mo>
        <math:mn>1</math:mn>
      </math:mrow>
    </math:msup>
    <math:annotation math:encoding="StarMath 5.0">Z^{-1}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i>y</math:mi>
      <math:mrow>
        <math:mo math:stretchy="false">[</math:mo>
        <math:mi>n</math:mi>
        <math:mo math:stretchy="false">]</math:mo>
      </math:mrow>
    </math:mrow>
    <math:annotation math:encoding="StarMath 5.0">y[n]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sup>
      <math:mi>Z</math:mi>
      <math:mrow>
        <math:mo math:stretchy="false">−</math:mo>
        <math:mn>1</math:mn>
      </math:mrow>
    </math:msup>
    <math:annotation math:encoding="StarMath 5.0">Z^{-1}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sup>
      <math:mi>Z</math:mi>
      <math:mrow>
        <math:mo math:stretchy="false">−</math:mo>
        <math:mn>2</math:mn>
      </math:mrow>
    </math:msup>
    <math:annotation math:encoding="StarMath 5.0">Z^{-2}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style math:fontsize="8pt">
      <math:mrow>
        <math:mn>0.3639</math:mn>
      </math:mrow>
    </math:mstyle>
    <math:annotation math:encoding="StarMath 5.0">size 8 {0.3639}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style math:fontsize="8pt">
      <math:mrow>
        <math:mn>0.1820</math:mn>
      </math:mrow>
    </math:mstyle>
    <math:annotation math:encoding="StarMath 5.0">size 8 {0.1820}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sup>
      <math:mi>Z</math:mi>
      <math:mrow>
        <math:mo math:stretchy="false">−</math:mo>
        <math:mn>1</math:mn>
      </math:mrow>
    </math:msup>
    <math:annotation math:encoding="StarMath 5.0">Z^{-1}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sup>
      <math:mi>Z</math:mi>
      <math:mrow>
        <math:mo math:stretchy="false">−</math:mo>
        <math:mn>2</math:mn>
      </math:mrow>
    </math:msup>
    <math:annotation math:encoding="StarMath 5.0">Z^{-2}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style math:fontsize="8pt">
      <math:mrow>
        <math:mn>0.4857</math:mn>
      </math:mrow>
    </math:mstyle>
    <math:annotation math:encoding="StarMath 5.0">size 8 {0.4857}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style math:fontsize="8pt">
      <math:mrow>
        <math:mrow>
          <math:mo math:stretchy="false">−</math:mo>
          <math:mn>0.2136</math:mn>
        </math:mrow>
      </math:mrow>
    </math:mstyle>
    <math:annotation math:encoding="StarMath 5.0">size 8 {-0.2136}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i>x</math:mi>
      <math:mrow>
        <math:mo math:stretchy="false">[</math:mo>
        <math:mi>n</math:mi>
        <math:mo math:stretchy="false">]</math:mo>
      </math:mrow>
    </math:mrow>
    <math:annotation math:encoding="StarMath 5.0">x[n]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sup>
      <math:mi>Z</math:mi>
      <math:mrow>
        <math:mo math:stretchy="false">−</math:mo>
        <math:mn>2</math:mn>
      </math:mrow>
    </math:msup>
    <math:annotation math:encoding="StarMath 5.0">Z^{-2}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row>
      <math:mi>y</math:mi>
      <math:mrow>
        <math:mo math:stretchy="false">[</math:mo>
        <math:mi>n</math:mi>
        <math:mo math:stretchy="false">]</math:mo>
      </math:mrow>
    </math:mrow>
    <math:annotation math:encoding="StarMath 5.0">y[n]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style math:fontsize="8pt">
      <math:mrow>
        <math:mn>0.1820</math:mn>
      </math:mrow>
    </math:mstyle>
    <math:annotation math:encoding="StarMath 5.0">size 8 {0.1820}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i math:fontstyle="italic">inicio</math:mi>
    <math:annotation math:encoding="StarMath 5.0">inicio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row>
      <math:mi math:fontstyle="italic">carga</math:mi>
      <math:mi>x</math:mi>
    </math:mrow>
    <math:annotation math:encoding="StarMath 5.0">carga x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row>
      <math:mrow>
        <math:mi>n</math:mi>
        <math:mo math:stretchy="false">=</math:mo>
        <math:mn>1</math:mn>
      </math:mrow>
      <math:mi math:fontstyle="normal">:</math:mi>
      <math:mi>N</math:mi>
    </math:mrow>
    <math:annotation math:encoding="StarMath 5.0">n=1:N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row>
      <math:mi>Y</math:mi>
      <math:mrow>
        <math:mrow>
          <math:mo math:stretchy="false">[</math:mo>
          <math:mi>n</math:mi>
          <math:mo math:stretchy="false">]</math:mo>
        </math:mrow>
        <math:mo math:stretchy="false">=</math:mo>
        <math:mn>0</math:mn>
      </math:mrow>
    </math:mrow>
    <math:annotation math:encoding="StarMath 5.0">Y[n]=0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row>
      <math:mi>Y</math:mi>
      <math:mrow>
        <math:mrow>
          <math:mo math:stretchy="false">[</math:mo>
          <math:mi>n</math:mi>
          <math:mo math:stretchy="false">]</math:mo>
        </math:mrow>
        <math:mo math:stretchy="false">=</math:mo>
        <math:mi>X</math:mi>
      </math:mrow>
      <math:mrow>
        <math:mrow>
          <math:mo math:stretchy="false">[</math:mo>
          <math:mi>n</math:mi>
          <math:mo math:stretchy="false">]</math:mo>
        </math:mrow>
        <math:mo math:stretchy="false">⋅</math:mo>
        <math:mn>0.1820</math:mn>
      </math:mrow>
    </math:mrow>
    <math:annotation math:encoding="StarMath 5.0">Y[n]=X[n] cdot 0.1820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row>
      <math:mrow>
        <math:mi>n</math:mi>
        <math:mo math:stretchy="false">=</math:mo>
        <math:mn>3</math:mn>
      </math:mrow>
      <math:mi math:fontstyle="normal">:</math:mi>
      <math:mi>N</math:mi>
    </math:mrow>
    <math:annotation math:encoding="StarMath 5.0">n=3:N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row>
      <math:mrow>
        <math:mi>n</math:mi>
        <math:mo math:stretchy="false">=</math:mo>
        <math:mn>2</math:mn>
      </math:mrow>
      <math:mi math:fontstyle="normal">:</math:mi>
      <math:mi>N</math:mi>
    </math:mrow>
    <math:annotation math:encoding="StarMath 5.0">n=2:N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row>
      <math:mi>Y</math:mi>
      <math:mrow>
        <math:mrow>
          <math:mo math:stretchy="false">[</math:mo>
          <math:mi>n</math:mi>
          <math:mo math:stretchy="false">]</math:mo>
        </math:mrow>
        <math:mo math:stretchy="false">=</math:mo>
        <math:mi>X</math:mi>
      </math:mrow>
      <math:mrow>
        <math:mrow>
          <math:mrow>
            <math:mo math:stretchy="false">[</math:mo>
            <math:mrow>
              <math:mi>n</math:mi>
              <math:mo math:stretchy="false">−</math:mo>
              <math:mn>1</math:mn>
            </math:mrow>
            <math:mo math:stretchy="false">]</math:mo>
          </math:mrow>
          <math:mo math:stretchy="false">⋅</math:mo>
          <math:mn>0.3640</math:mn>
        </math:mrow>
        <math:mo math:stretchy="false">+</math:mo>
        <math:mi>Y</math:mi>
      </math:mrow>
      <math:mrow>
        <math:mrow>
          <math:mo math:stretchy="false">[</math:mo>
          <math:mrow>
            <math:mi>n</math:mi>
            <math:mo math:stretchy="false">−</math:mo>
            <math:mn>1</math:mn>
          </math:mrow>
          <math:mo math:stretchy="false">]</math:mo>
        </math:mrow>
        <math:mo math:stretchy="false">⋅</math:mo>
        <math:mn>0.4857</math:mn>
      </math:mrow>
    </math:mrow>
    <math:annotation math:encoding="StarMath 5.0">Y[n]=X[n-1] cdot 0.3640+Y[n-1] cdot 0.4857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n>4</math:mn>
    <math:annotation math:encoding="StarMath 5.0">4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row>
      <math:mi>Y</math:mi>
      <math:mrow>
        <math:mrow>
          <math:mo math:stretchy="false">[</math:mo>
          <math:mi>n</math:mi>
          <math:mo math:stretchy="false">]</math:mo>
        </math:mrow>
        <math:mo math:stretchy="false">=</math:mo>
        <math:mi>X</math:mi>
      </math:mrow>
      <math:mrow>
        <math:mrow>
          <math:mrow>
            <math:mo math:stretchy="false">[</math:mo>
            <math:mrow>
              <math:mi>n</math:mi>
              <math:mo math:stretchy="false">−</math:mo>
              <math:mn>2</math:mn>
            </math:mrow>
            <math:mo math:stretchy="false">]</math:mo>
          </math:mrow>
          <math:mo math:stretchy="false">⋅</math:mo>
          <math:mn>0.1820</math:mn>
        </math:mrow>
        <math:mo math:stretchy="false">−</math:mo>
        <math:mi>Y</math:mi>
      </math:mrow>
      <math:mrow>
        <math:mrow>
          <math:mo math:stretchy="false">[</math:mo>
          <math:mrow>
            <math:mi>n</math:mi>
            <math:mo math:stretchy="false">−</math:mo>
            <math:mn>2</math:mn>
          </math:mrow>
          <math:mo math:stretchy="false">]</math:mo>
        </math:mrow>
        <math:mo math:stretchy="false">⋅</math:mo>
        <math:mn>0.2136</math:mn>
      </math:mrow>
    </math:mrow>
    <math:annotation math:encoding="StarMath 5.0">Y[n]=X[n-2] cdot 0.1820-Y[n-2] cdot 0.2136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i math:fontstyle="italic">fin</math:mi>
    <math:annotation math:encoding="StarMath 5.0">fin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row>
      <math:mi>x</math:mi>
      <math:mrow>
        <math:mrow>
          <math:mo math:stretchy="false">[</math:mo>
          <math:mi>n</math:mi>
          <math:mo math:stretchy="false">]</math:mo>
        </math:mrow>
        <math:mo math:stretchy="false">=</math:mo>
        <math:mi>s</math:mi>
      </math:mrow>
      <math:mi math:fontstyle="italic">de</math:mi>
      <math:mi math:fontstyle="italic">entradas</math:mi>
    </math:mrow>
    <math:annotation math:encoding="StarMath 5.0">x[n]=s de entradas</math:annotation>
  </math:semantics>
</math:math>
</file>

<file path=Object 33/content.xml><?xml version="1.0" encoding="utf-8"?>
<!DOCTYPE math  PUBLIC '-//OpenOffice.org//DTD Modified W3C MathML 1.01//EN'  'math.dtd'>
<math:math xmlns:math="http://www.w3.org/1998/Math/MathML">
  <math:semantics>
    <math:mrow>
      <math:mi math:fontstyle="italic">carga</math:mi>
      <math:mi>M</math:mi>
    </math:mrow>
    <math:annotation math:encoding="StarMath 5.0">carga M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row>
      <math:mi>p</math:mi>
      <math:mo math:stretchy="false">=</math:mo>
      <math:mfrac>
        <math:mrow>
          <math:mi>M</math:mi>
          <math:mo math:stretchy="false">+</math:mo>
          <math:mn>1</math:mn>
        </math:mrow>
        <math:mn>2</math:mn>
      </math:mfrac>
    </math:mrow>
    <math:annotation math:encoding="StarMath 5.0">p={M+1} over 2</math:annotation>
  </math:semantics>
</math:math>
</file>

<file path=Object 35/content.xml><?xml version="1.0" encoding="utf-8"?>
<!DOCTYPE math  PUBLIC '-//OpenOffice.org//DTD Modified W3C MathML 1.01//EN'  'math.dtd'>
<math:math xmlns:math="http://www.w3.org/1998/Math/MathML">
  <math:semantics>
    <math:mrow>
      <math:mi>y</math:mi>
      <math:mrow>
        <math:mo math:stretchy="false">[</math:mo>
        <math:mi>n</math:mi>
        <math:mo math:stretchy="false">]</math:mo>
      </math:mrow>
    </math:mrow>
    <math:annotation math:encoding="StarMath 5.0">y[n]</math:annotation>
  </math:semantics>
</math:math>
</file>

<file path=Object 36/content.xml><?xml version="1.0" encoding="utf-8"?>
<!DOCTYPE math  PUBLIC '-//OpenOffice.org//DTD Modified W3C MathML 1.01//EN'  'math.dtd'>
<math:math xmlns:math="http://www.w3.org/1998/Math/MathML">
  <math:semantics>
    <math:mrow>
      <math:mi>q</math:mi>
      <math:mo math:stretchy="false">=</math:mo>
      <math:mrow>
        <math:mi>p</math:mi>
        <math:mo math:stretchy="false">+</math:mo>
        <math:mn>1</math:mn>
      </math:mrow>
    </math:mrow>
    <math:annotation math:encoding="StarMath 5.0">q=p+1</math:annotation>
  </math:semantics>
</math:math>
</file>

<file path=Object 37/content.xml><?xml version="1.0" encoding="utf-8"?>
<!DOCTYPE math  PUBLIC '-//OpenOffice.org//DTD Modified W3C MathML 1.01//EN'  'math.dtd'>
<math:math xmlns:math="http://www.w3.org/1998/Math/MathML">
  <math:semantics>
    <math:mrow>
      <math:mi>i</math:mi>
      <math:mo math:stretchy="false">&lt;</math:mo>
      <math:mi>N</math:mi>
    </math:mrow>
    <math:annotation math:encoding="StarMath 5.0">i &lt; N</math:annotation>
  </math:semantics>
</math:math>
</file>

<file path=Object 38/content.xml><?xml version="1.0" encoding="utf-8"?>
<!DOCTYPE math  PUBLIC '-//OpenOffice.org//DTD Modified W3C MathML 1.01//EN'  'math.dtd'>
<math:math xmlns:math="http://www.w3.org/1998/Math/MathML">
  <math:semantics>
    <math:mrow>
      <math:mi>y</math:mi>
      <math:mrow>
        <math:mrow>
          <math:mo math:stretchy="false">[</math:mo>
          <math:mi>i</math:mi>
          <math:mo math:stretchy="false">]</math:mo>
        </math:mrow>
        <math:mo math:stretchy="false">=</math:mo>
        <math:mi>y</math:mi>
      </math:mrow>
      <math:mrow>
        <math:mrow>
          <math:mo math:stretchy="false">[</math:mo>
          <math:mrow>
            <math:mi>i</math:mi>
            <math:mo math:stretchy="false">−</math:mo>
            <math:mn>1</math:mn>
          </math:mrow>
          <math:mo math:stretchy="false">]</math:mo>
        </math:mrow>
        <math:mo math:stretchy="false">+</math:mo>
        <math:mi>x</math:mi>
      </math:mrow>
      <math:mrow>
        <math:mfrac>
          <math:mrow>
            <math:mo math:stretchy="false">[</math:mo>
            <math:mrow>
              <math:mi>i</math:mi>
              <math:mo math:stretchy="false">+</math:mo>
              <math:mi>p</math:mi>
            </math:mrow>
            <math:mo math:stretchy="false">]</math:mo>
          </math:mrow>
          <math:mi>M</math:mi>
        </math:mfrac>
        <math:mo math:stretchy="false">+</math:mo>
        <math:mi>x</math:mi>
      </math:mrow>
      <math:mfrac>
        <math:mrow>
          <math:mo math:stretchy="false">[</math:mo>
          <math:mrow>
            <math:mi>i</math:mi>
            <math:mo math:stretchy="false">−</math:mo>
            <math:mi>q</math:mi>
          </math:mrow>
          <math:mo math:stretchy="false">]</math:mo>
        </math:mrow>
        <math:mi>M</math:mi>
      </math:mfrac>
    </math:mrow>
    <math:annotation math:encoding="StarMath 5.0">y[i] = y[i-1] + x[i + p] over M + x[i - q] over M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sup>
      <math:mi>Z</math:mi>
      <math:mrow>
        <math:mo math:stretchy="false">−</math:mo>
        <math:mn>1</math:mn>
      </math:mrow>
    </math:msup>
    <math:annotation math:encoding="StarMath 5.0">Z^{-1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n>4</math:mn>
    </math:mrow>
    <math:annotation math:encoding="StarMath 5.0">-4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sup>
      <math:mi>Z</math:mi>
      <math:mrow>
        <math:mo math:stretchy="false">−</math:mo>
        <math:mn>2</math:mn>
      </math:mrow>
    </math:msup>
    <math:annotation math:encoding="StarMath 5.0">Z^{-2}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n>0.5</math:mn>
    </math:mrow>
    <math:annotation math:encoding="StarMath 5.0">-0.5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o math:stretchy="false">−</math:mo>
      <math:mn>2</math:mn>
    </math:mrow>
    <math:annotation math:encoding="StarMath 5.0">-2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i>x</math:mi>
      <math:mrow>
        <math:mo math:stretchy="false">[</math:mo>
        <math:mi>n</math:mi>
        <math:mo math:stretchy="false">]</math:mo>
      </math:mrow>
    </math:mrow>
    <math:annotation math:encoding="StarMath 5.0">x[n]</math:annotation>
  </math:semantics>
</math:math>
</file>